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3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4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1">
            <text:p>違章建築拆除案件</text:p>
          </table:table-cell>
          <table:covered-table-cell table:number-columns-repeated="9"/>
          <table:table-cell table:number-columns-spanned="8" table:number-rows-spanned="1" table:style-name="ce23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28">
            <text:p>中華民國104年07月</text:p>
          </table:table-cell>
          <table:covered-table-cell table:number-columns-repeated="9"/>
          <table:table-cell office:value-type="string" table:number-columns-spanned="8" table:number-rows-spanned="1" table:style-name="ce26">
            <text:p><text:s text:c="8"/>July <text:s text:c="3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5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4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6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7">
            <text:p>總計</text:p>
          </table:table-cell>
          <table:covered-table-cell/>
          <table:table-cell office:value-type="string" table:number-columns-spanned="3" table:number-rows-spanned="2" table:style-name="ce78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5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3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8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4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2">
            <text:p>至本月底</text:p>
            <text:p>尚未拆除總數</text:p>
          </table:table-cell>
          <table:table-cell office:value-type="string" table:number-columns-spanned="1" table:number-rows-spanned="2" table:style-name="ce68">
            <text:p>本月拆除總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table-cell office:value-type="string" table:number-columns-spanned="1" table:number-rows-spanned="2" table:style-name="ce68">
            <text:p>至本月底</text:p>
            <text:p>尚未拆除數</text:p>
          </table:table-cell>
          <table:table-cell office:value-type="string" table:number-columns-spanned="1" table:number-rows-spanned="2" table:style-name="ce67">
            <text:p>本月</text:p>
            <text:p>補照數</text:p>
          </table:table-cell>
          <table:table-cell office:value-type="string" table:number-columns-spanned="1" table:number-rows-spanned="2" table:style-name="ce68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8">
            <text:p>本月尚未</text:p>
            <text:p>拆除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71">
            <text:p>本年度累計至本月底</text:p>
            <text:p>移送法辦數</text:p>
          </table:table-cell>
          <table:table-cell office:value-type="string" table:number-columns-spanned="1" table:number-rows-spanned="2" table:style-name="ce70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34580" table:style-name="ce11">
            <text:p><text:s/>634,580<text:s/></text:p>
          </table:table-cell>
          <table:table-cell office:value-type="float" office:value="2234" table:style-name="ce12">
            <text:p><text:s/>2,234<text:s/></text:p>
          </table:table-cell>
          <table:table-cell office:value-type="float" office:value="37441" table:style-name="ce12">
            <text:p><text:s/>37,44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575325" table:style-name="ce12">
            <text:p><text:s/>575,3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53" table:style-name="ce12">
            <text:p><text:s/>753<text:s/></text:p>
          </table:table-cell>
          <table:table-cell office:value-type="float" office:value="17485" table:style-name="ce12">
            <text:p><text:s/>17,485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749" table:style-name="ce12">
            <text:p><text:s/>749<text:s/></text:p>
          </table:table-cell>
          <table:table-cell office:value-type="float" office:value="5044" table:style-name="ce12">
            <text:p><text:s/>5,044<text:s/></text:p>
          </table:table-cell>
          <table:table-cell office:value-type="float" office:value="4329" table:style-name="ce12">
            <text:p><text:s/>4,329<text:s/></text:p>
          </table:table-cell>
          <table:table-cell office:value-type="float" office:value="715" table:style-name="ce12">
            <text:p><text:s/>715<text:s/></text:p>
          </table:table-cell>
          <table:table-cell office:value-type="float" office:value="32" table:style-name="ce12">
            <text:p><text:s/>32<text:s/></text:p>
          </table:table-cell>
          <table:table-cell office:value-type="float" office:value="11" table:style-name="ce12">
            <text:p><text:s/>1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0390" table:style-name="ce11">
            <text:p><text:s/>200,390<text:s/></text:p>
          </table:table-cell>
          <table:table-cell office:value-type="float" office:value="785" table:style-name="ce12">
            <text:p><text:s/>78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1627" table:style-name="ce12">
            <text:p><text:s/>191,62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71" table:style-name="ce12">
            <text:p><text:s/>571<text:s/></text:p>
          </table:table-cell>
          <table:table-cell office:value-type="float" office:value="7149" table:style-name="ce12">
            <text:p><text:s/>7,149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71" table:style-name="ce12">
            <text:p><text:s/>171<text:s/></text:p>
          </table:table-cell>
          <table:table-cell office:value-type="float" office:value="1657" table:style-name="ce12">
            <text:p><text:s/>1,657<text:s/></text:p>
          </table:table-cell>
          <table:table-cell office:value-type="float" office:value="1614" table:style-name="ce12">
            <text:p><text:s/>1,614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375" table:style-name="ce11">
            <text:p><text:s/>84,375<text:s/></text:p>
          </table:table-cell>
          <table:table-cell office:value-type="float" office:value="361" table:style-name="ce12">
            <text:p><text:s/>361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6111" table:style-name="ce12">
            <text:p><text:s/>76,1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1386" table:style-name="ce12">
            <text:p><text:s/>1,3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373" table:style-name="ce12">
            <text:p><text:s/>373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57" table:style-name="ce12">
            <text:p><text:s/>5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49294" table:style-name="ce11">
            <text:p><text:s/>49,294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71" table:style-name="ce12">
            <text:p><text:s/>45,17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758" table:style-name="ce12">
            <text:p><text:s/>2,75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2" table:style-name="ce12">
            <text:p><text:s/>42<text:s/></text:p>
          </table:table-cell>
          <table:table-cell office:value-type="float" office:value="631" table:style-name="ce12">
            <text:p><text:s/>631<text:s/></text:p>
          </table:table-cell>
          <table:table-cell office:value-type="float" office:value="631" table:style-name="ce12">
            <text:p><text:s/>6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3981" table:style-name="ce11">
            <text:p><text:s/>63,981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15000" table:style-name="ce12">
            <text:p><text:s/>15,00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47468" table:style-name="ce12">
            <text:p><text:s/>47,46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204" table:style-name="ce12">
            <text:p><text:s/>1,20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" table:style-name="ce12">
            <text:p><text:s/>77<text:s/></text:p>
          </table:table-cell>
          <table:table-cell office:value-type="float" office:value="429" table:style-name="ce12">
            <text:p><text:s/>429<text:s/></text:p>
          </table:table-cell>
          <table:table-cell office:value-type="float" office:value="309" table:style-name="ce12">
            <text:p><text:s/>309<text:s/></text:p>
          </table:table-cell>
          <table:table-cell office:value-type="float" office:value="120" table:style-name="ce12">
            <text:p><text:s/>120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4858" table:style-name="ce11">
            <text:p><text:s/>24,858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13" table:style-name="ce12">
            <text:p><text:s/>19,41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1348" table:style-name="ce12">
            <text:p><text:s/>1,3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" table:style-name="ce12">
            <text:p><text:s/>6<text:s/></text:p>
          </table:table-cell>
          <table:table-cell office:value-type="float" office:value="497" table:style-name="ce12">
            <text:p><text:s/>497<text:s/></text:p>
          </table:table-cell>
          <table:table-cell office:value-type="float" office:value="488" table:style-name="ce12">
            <text:p><text:s/>488<text:s/></text:p>
          </table:table-cell>
          <table:table-cell office:value-type="float" office:value="9" table:style-name="ce12">
            <text:p><text:s/>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229" table:style-name="ce11">
            <text:p><text:s/>121,229<text:s/></text:p>
          </table:table-cell>
          <table:table-cell office:value-type="float" office:value="601" table:style-name="ce12">
            <text:p><text:s/>601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263" table:style-name="ce12">
            <text:p><text:s/>119,26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1431" table:style-name="ce12">
            <text:p><text:s/>1,4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1" table:style-name="ce12">
            <text:p><text:s/>181<text:s/></text:p>
          </table:table-cell>
          <table:table-cell office:value-type="float" office:value="764" table:style-name="ce12">
            <text:p><text:s/>764<text:s/></text:p>
          </table:table-cell>
          <table:table-cell office:value-type="float" office:value="366" table:style-name="ce12">
            <text:p><text:s/>366<text:s/></text:p>
          </table:table-cell>
          <table:table-cell office:value-type="float" office:value="398" table:style-name="ce12">
            <text:p><text:s/>3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7337" table:style-name="ce11">
            <text:p><text:s/>87,337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10886" table:style-name="ce12">
            <text:p><text:s/>10,8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3744" table:style-name="ce12">
            <text:p><text:s/>73,74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3" table:style-name="ce12">
            <text:p><text:s/>43<text:s/></text:p>
          </table:table-cell>
          <table:table-cell office:value-type="float" office:value="2113" table:style-name="ce12">
            <text:p><text:s/>2,113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56" table:style-name="ce12">
            <text:p><text:s/>56<text:s/></text:p>
          </table:table-cell>
          <table:table-cell office:value-type="float" office:value="682" table:style-name="ce12">
            <text:p><text:s/>682<text:s/></text:p>
          </table:table-cell>
          <table:table-cell office:value-type="float" office:value="594" table:style-name="ce12">
            <text:p><text:s/>594<text:s/></text:p>
          </table:table-cell>
          <table:table-cell office:value-type="float" office:value="88" table:style-name="ce12">
            <text:p><text:s/>88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5" table:style-name="ce12">
            <text:p><text:s/>5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003" table:style-name="ce13">
            <text:p><text:s/>3,003<text:s/></text:p>
          </table:table-cell>
          <table:table-cell office:value-type="float" office:value="54" table:style-name="ce14">
            <text:p><text:s/>54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2" table:style-name="ce14">
            <text:p><text:s/>8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48" table:style-name="ce14">
            <text:p><text:s/>48<text:s/></text:p>
          </table:table-cell>
          <table:table-cell office:value-type="float" office:value="102" table:style-name="ce14">
            <text:p><text:s/>102<text:s/></text:p>
          </table:table-cell>
          <table:table-cell office:value-type="float" office:value="96" table:style-name="ce14">
            <text:p><text:s/>96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205" table:style-name="ce13">
            <text:p><text:s/>6,205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35" table:style-name="ce14">
            <text:p><text:s/>33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17" table:style-name="ce13">
            <text:p><text:s/>2,5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81" table:style-name="ce14">
            <text:p><text:s/>2,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89" table:style-name="ce13">
            <text:p><text:s/>7,289<text:s/></text:p>
          </table:table-cell>
          <table:table-cell office:value-type="float" office:value="43" table:style-name="ce14">
            <text:p><text:s/>43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10" table:style-name="ce14">
            <text:p><text:s/>6,9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88" table:style-name="ce14">
            <text:p><text:s/>88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5" table:style-name="ce14">
            <text:p><text:s/>55<text:s/></text:p>
          </table:table-cell>
          <table:table-cell office:value-type="float" office:value="52" table:style-name="ce14">
            <text:p><text:s/>5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57" table:style-name="ce13">
            <text:p><text:s/>2,057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8" table:style-name="ce14">
            <text:p><text:s/>1,8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6" table:style-name="ce14">
            <text:p><text:s/>4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27" table:style-name="ce14">
            <text:p><text:s/>2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762" table:style-name="ce13">
            <text:p><text:s/>2,76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117" table:style-name="ce14">
            <text:p><text:s/>2,1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4" table:style-name="ce14">
            <text:p><text:s/>5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1" table:style-name="ce14">
            <text:p><text:s/>10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40" table:style-name="ce14">
            <text:p><text:s/>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" table:style-name="ce14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349" table:style-name="ce13">
            <text:p><text:s/>3,3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6" table:style-name="ce14">
            <text:p><text:s/>25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545" table:style-name="ce13">
            <text:p><text:s/>13,545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299" table:style-name="ce14">
            <text:p><text:s/>12,2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331" table:style-name="ce14">
            <text:p><text:s/>33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84" table:style-name="ce14">
            <text:p><text:s/>84<text:s/></text:p>
          </table:table-cell>
          <table:table-cell office:value-type="float" office:value="60" table:style-name="ce14">
            <text:p><text:s/>60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990" table:style-name="ce13">
            <text:p><text:s/>990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2" table:style-name="ce14">
            <text:p><text:s/>1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83" table:style-name="ce13">
            <text:p><text:s/>2,783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850" table:style-name="ce13">
            <text:p><text:s/>17,850<text:s/></text:p>
          </table:table-cell>
          <table:table-cell office:value-type="float" office:value="39" table:style-name="ce14">
            <text:p><text:s/>39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800" table:style-name="ce14">
            <text:p><text:s/>16,8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85" table:style-name="ce14">
            <text:p><text:s/>8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9" table:style-name="ce14">
            <text:p><text:s/>69<text:s/></text:p>
          </table:table-cell>
          <table:table-cell office:value-type="float" office:value="33" table:style-name="ce14">
            <text:p><text:s/>33<text:s/></text:p>
          </table:table-cell>
          <table:table-cell office:value-type="float" office:value="36" table:style-name="ce14">
            <text:p><text:s/>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638" table:style-name="ce13">
            <text:p><text:s/>8,638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41" table:style-name="ce14">
            <text:p><text:s/>54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55" table:style-name="ce14">
            <text:p><text:s/>155<text:s/></text:p>
          </table:table-cell>
          <table:table-cell office:value-type="float" office:value="150" table:style-name="ce14">
            <text:p><text:s/>150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40" table:style-name="ce13">
            <text:p><text:s/>16,340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3" table:style-name="ce14">
            <text:p><text:s/>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16" table:style-name="ce11">
            <text:p><text:s/>3,11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8" table:style-name="ce12">
            <text:p><text:s/>2,5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96" table:style-name="ce12">
            <text:p><text:s/>9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551" table:style-name="ce13">
            <text:p><text:s/>2,55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2" table:style-name="ce14">
            <text:p><text:s/>2,45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88" table:style-name="ce14">
            <text:p><text:s/>8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65" table:style-name="ce13">
            <text:p><text:s/>56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09-02T03:37:36Z</dc:date>
    <meta:print-date>2015-09-02T03:37:24Z</meta:print-date>
  </office:meta>
</office:document-meta>
</file>